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1945in" svg:y="0.126in">
            <draw:object draw:notify-on-update-of-ranges="Sheet1.A15:Sheet1.A21 Sheet1.B14:Sheet1.B14 Sheet1.B15:Sheet1.B21 Sheet1.C14:Sheet1.C14 Sheet1.C15:Sheet1.C21 Sheet1.D14:Sheet1.D14 Sheet1.D15:Sheet1.D21 Sheet1.E14:Sheet1.E14 Sheet1.E15:Sheet1.E21 Sheet1.F14:Sheet1.F14 Sheet1.F15:Sheet1.F21 Sheet1.G14:Sheet1.G14 Sheet1.G15:Sheet1.G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>
            <text:p>iozone -i 0 -i 1 -i 2 -i 8 -s 128M -r 4K -I -t 2 -Rb ram_sync_2.ods </text:p>
          </table:table-cell>
          <table:table-cell table:number-columns-repeated="1023"/>
        </table:table-row>
        <table:table-row table:style-name="ro1">
          <table:table-cell office:value-type="string">
            <text:p>Throughput report Y-axis is type of test X-axis is number of processes</text:p>
          </table:table-cell>
          <table:table-cell table:number-columns-repeated="1023"/>
        </table:table-row>
        <table:table-row table:style-name="ro1">
          <table:table-cell office:value-type="string">
            <text:p>Record size = 4 Kbytes</text:p>
          </table:table-cell>
          <table:table-cell table:number-columns-repeated="1023"/>
        </table:table-row>
        <table:table-row table:style-name="ro1">
          <table:table-cell office:value-type="string">
            <text:p>Output is in Kbytes/sec</text:p>
          </table:table-cell>
          <table:table-cell office:value-type="string">
            <text:p>Sync2</text:p>
          </table:table-cell>
          <table:table-cell office:value-type="string">
            <text:p>Async2</text:p>
          </table:table-cell>
          <table:table-cell office:value-type="string">
            <text:p>Sync4</text:p>
          </table:table-cell>
          <table:table-cell office:value-type="string">
            <text:p>Async4</text:p>
          </table:table-cell>
          <table:table-cell office:value-type="string">
            <text:p>Sync8</text:p>
          </table:table-cell>
          <table:table-cell office:value-type="string">
            <text:p>Async8</text:p>
          </table:table-cell>
          <table:table-cell table:number-columns-repeated="1017"/>
        </table:table-row>
        <table:table-row table:style-name="ro1">
          <table:table-cell office:value-type="string">
            <text:p><text:s text:c="2"/>Initial write </text:p>
          </table:table-cell>
          <table:table-cell table:style-name="ce2" office:value-type="float" office:value="514429.609375">
            <text:p>514430</text:p>
          </table:table-cell>
          <table:table-cell table:style-name="ce2" office:value-type="float" office:value="353643.109375">
            <text:p>353643</text:p>
          </table:table-cell>
          <table:table-cell table:style-name="ce2" office:value-type="float" office:value="507649.4375">
            <text:p>507649</text:p>
          </table:table-cell>
          <table:table-cell table:style-name="ce2" office:value-type="float" office:value="305491.1484375">
            <text:p>305491</text:p>
          </table:table-cell>
          <table:table-cell table:style-name="ce2" office:value-type="float" office:value="472959.765625">
            <text:p>472960</text:p>
          </table:table-cell>
          <table:table-cell table:style-name="ce2" office:value-type="float" office:value="297469.49609375">
            <text:p>297469</text:p>
          </table:table-cell>
          <table:table-cell table:number-columns-repeated="1017"/>
        </table:table-row>
        <table:table-row table:style-name="ro1">
          <table:table-cell office:value-type="string">
            <text:p><text:s text:c="8"/>Rewrite </text:p>
          </table:table-cell>
          <table:table-cell table:style-name="ce2" office:value-type="float" office:value="1174976.46875">
            <text:p>1174976</text:p>
          </table:table-cell>
          <table:table-cell table:style-name="ce2" office:value-type="float" office:value="585548.3125">
            <text:p>585548</text:p>
          </table:table-cell>
          <table:table-cell table:style-name="ce2" office:value-type="float" office:value="1189773.46875">
            <text:p>1189773</text:p>
          </table:table-cell>
          <table:table-cell table:style-name="ce2" office:value-type="float" office:value="555713.515625">
            <text:p>555714</text:p>
          </table:table-cell>
          <table:table-cell table:style-name="ce2" office:value-type="float" office:value="1275462.0859375">
            <text:p>1275462</text:p>
          </table:table-cell>
          <table:table-cell table:style-name="ce2" office:value-type="float" office:value="452427.00390625">
            <text:p>452427</text:p>
          </table:table-cell>
          <table:table-cell table:number-columns-repeated="1017"/>
        </table:table-row>
        <table:table-row table:style-name="ro1">
          <table:table-cell office:value-type="string">
            <text:p><text:s text:c="11"/>Read </text:p>
          </table:table-cell>
          <table:table-cell table:style-name="ce2" office:value-type="float" office:value="1765434.3125">
            <text:p>1765434</text:p>
          </table:table-cell>
          <table:table-cell table:style-name="ce2" office:value-type="float" office:value="539461.21875">
            <text:p>539461</text:p>
          </table:table-cell>
          <table:table-cell table:style-name="ce2" office:value-type="float" office:value="1786586.15625">
            <text:p>1786586</text:p>
          </table:table-cell>
          <table:table-cell table:style-name="ce2" office:value-type="float" office:value="483812.71875">
            <text:p>483813</text:p>
          </table:table-cell>
          <table:table-cell table:style-name="ce2" office:value-type="float" office:value="1877555.34375">
            <text:p>1877555</text:p>
          </table:table-cell>
          <table:table-cell table:style-name="ce2" office:value-type="float" office:value="470601.61328125">
            <text:p>470602</text:p>
          </table:table-cell>
          <table:table-cell table:number-columns-repeated="1017"/>
        </table:table-row>
        <table:table-row table:style-name="ro1">
          <table:table-cell office:value-type="string">
            <text:p><text:s text:c="8"/>Re-read </text:p>
          </table:table-cell>
          <table:table-cell table:style-name="ce2" office:value-type="float" office:value="1747520.75">
            <text:p>1747521</text:p>
          </table:table-cell>
          <table:table-cell table:style-name="ce2" office:value-type="float" office:value="540815.40625">
            <text:p>540815</text:p>
          </table:table-cell>
          <table:table-cell table:style-name="ce2" office:value-type="float" office:value="1788711.21875">
            <text:p>1788711</text:p>
          </table:table-cell>
          <table:table-cell table:style-name="ce2" office:value-type="float" office:value="487671.71875">
            <text:p>487672</text:p>
          </table:table-cell>
          <table:table-cell table:style-name="ce2" office:value-type="float" office:value="1876289.8125">
            <text:p>1876290</text:p>
          </table:table-cell>
          <table:table-cell table:style-name="ce2" office:value-type="float" office:value="473391.45703125">
            <text:p>473391</text:p>
          </table:table-cell>
          <table:table-cell table:number-columns-repeated="1017"/>
        </table:table-row>
        <table:table-row table:style-name="ro1">
          <table:table-cell office:value-type="string">
            <text:p><text:s text:c="4"/>Random read </text:p>
          </table:table-cell>
          <table:table-cell table:style-name="ce2" office:value-type="float" office:value="1497054.4375">
            <text:p>1497054</text:p>
          </table:table-cell>
          <table:table-cell table:style-name="ce2" office:value-type="float" office:value="513188.546875">
            <text:p>513189</text:p>
          </table:table-cell>
          <table:table-cell table:style-name="ce2" office:value-type="float" office:value="1540977.1875">
            <text:p>1540977</text:p>
          </table:table-cell>
          <table:table-cell table:style-name="ce2" office:value-type="float" office:value="460530.6328125">
            <text:p>460531</text:p>
          </table:table-cell>
          <table:table-cell table:style-name="ce2" office:value-type="float" office:value="1527392.0625">
            <text:p>1527392</text:p>
          </table:table-cell>
          <table:table-cell table:style-name="ce2" office:value-type="float" office:value="443998.26953125">
            <text:p>443998</text:p>
          </table:table-cell>
          <table:table-cell table:number-columns-repeated="1017"/>
        </table:table-row>
        <table:table-row table:style-name="ro1">
          <table:table-cell office:value-type="string">
            <text:p><text:s/>Mixed workload </text:p>
          </table:table-cell>
          <table:table-cell table:style-name="ce2" office:value-type="float" office:value="1352632.75">
            <text:p>1352633</text:p>
          </table:table-cell>
          <table:table-cell table:style-name="ce2" office:value-type="float" office:value="553059.140625">
            <text:p>553059</text:p>
          </table:table-cell>
          <table:table-cell table:style-name="ce2" office:value-type="float" office:value="1282918.828125">
            <text:p>1282919</text:p>
          </table:table-cell>
          <table:table-cell table:style-name="ce2" office:value-type="float" office:value="483351.3125">
            <text:p>483351</text:p>
          </table:table-cell>
          <table:table-cell table:style-name="ce2" office:value-type="float" office:value="1384392.0625">
            <text:p>1384392</text:p>
          </table:table-cell>
          <table:table-cell table:style-name="ce2" office:value-type="float" office:value="416790.01171875">
            <text:p>416790</text:p>
          </table:table-cell>
          <table:table-cell table:number-columns-repeated="1017"/>
        </table:table-row>
        <table:table-row table:style-name="ro1">
          <table:table-cell office:value-type="string">
            <text:p><text:s text:c="3"/>Random write </text:p>
          </table:table-cell>
          <table:table-cell table:style-name="ce2" office:value-type="float" office:value="1058569.09375">
            <text:p>1058569</text:p>
          </table:table-cell>
          <table:table-cell table:style-name="ce2" office:value-type="float" office:value="556096.46875">
            <text:p>556096</text:p>
          </table:table-cell>
          <table:table-cell table:style-name="ce2" office:value-type="float" office:value="1067087.46875">
            <text:p>1067087</text:p>
          </table:table-cell>
          <table:table-cell table:style-name="ce2" office:value-type="float" office:value="518779.328125">
            <text:p>518779</text:p>
          </table:table-cell>
          <table:table-cell table:style-name="ce2" office:value-type="float" office:value="1065398.2421875">
            <text:p>1065398</text:p>
          </table:table-cell>
          <table:table-cell table:style-name="ce2" office:value-type="float" office:value="422292.44921875">
            <text:p>42229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utput is in Kbytes/sec</text:p>
          </table:table-cell>
          <table:table-cell office:value-type="string">
            <text:p>Sync2</text:p>
          </table:table-cell>
          <table:table-cell office:value-type="string">
            <text:p>Sync4</text:p>
          </table:table-cell>
          <table:table-cell office:value-type="string">
            <text:p>Sync8</text:p>
          </table:table-cell>
          <table:table-cell office:value-type="string">
            <text:p>Async2</text:p>
          </table:table-cell>
          <table:table-cell office:value-type="string">
            <text:p>Async4</text:p>
          </table:table-cell>
          <table:table-cell office:value-type="string">
            <text:p>Async8</text:p>
          </table:table-cell>
          <table:table-cell table:number-columns-repeated="1017"/>
        </table:table-row>
        <table:table-row table:style-name="ro1">
          <table:table-cell office:value-type="string">
            <text:p><text:s text:c="2"/>Initial write </text:p>
          </table:table-cell>
          <table:table-cell table:style-name="ce2" office:value-type="float" office:value="514429.609375">
            <text:p>514430</text:p>
          </table:table-cell>
          <table:table-cell table:style-name="ce2" office:value-type="float" office:value="507649.4375">
            <text:p>507649</text:p>
          </table:table-cell>
          <table:table-cell table:style-name="ce2" office:value-type="float" office:value="472959.765625">
            <text:p>472960</text:p>
          </table:table-cell>
          <table:table-cell table:style-name="ce2" office:value-type="float" office:value="353643.109375">
            <text:p>353643</text:p>
          </table:table-cell>
          <table:table-cell table:style-name="ce2" office:value-type="float" office:value="305491.1484375">
            <text:p>305491</text:p>
          </table:table-cell>
          <table:table-cell table:style-name="ce2" office:value-type="float" office:value="297469.49609375">
            <text:p>297469</text:p>
          </table:table-cell>
          <table:table-cell table:number-columns-repeated="1017"/>
        </table:table-row>
        <table:table-row table:style-name="ro1">
          <table:table-cell office:value-type="string">
            <text:p><text:s text:c="8"/>Rewrite </text:p>
          </table:table-cell>
          <table:table-cell table:style-name="ce2" office:value-type="float" office:value="1174976.46875">
            <text:p>1174976</text:p>
          </table:table-cell>
          <table:table-cell table:style-name="ce2" office:value-type="float" office:value="1189773.46875">
            <text:p>1189773</text:p>
          </table:table-cell>
          <table:table-cell table:style-name="ce2" office:value-type="float" office:value="1275462.0859375">
            <text:p>1275462</text:p>
          </table:table-cell>
          <table:table-cell table:style-name="ce2" office:value-type="float" office:value="585548.3125">
            <text:p>585548</text:p>
          </table:table-cell>
          <table:table-cell table:style-name="ce2" office:value-type="float" office:value="555713.515625">
            <text:p>555714</text:p>
          </table:table-cell>
          <table:table-cell table:style-name="ce2" office:value-type="float" office:value="452427.00390625">
            <text:p>452427</text:p>
          </table:table-cell>
          <table:table-cell table:number-columns-repeated="1017"/>
        </table:table-row>
        <table:table-row table:style-name="ro1">
          <table:table-cell office:value-type="string">
            <text:p><text:s text:c="11"/>Read </text:p>
          </table:table-cell>
          <table:table-cell table:style-name="ce2" office:value-type="float" office:value="1765434.3125">
            <text:p>1765434</text:p>
          </table:table-cell>
          <table:table-cell table:style-name="ce2" office:value-type="float" office:value="1786586.15625">
            <text:p>1786586</text:p>
          </table:table-cell>
          <table:table-cell table:style-name="ce2" office:value-type="float" office:value="1877555.34375">
            <text:p>1877555</text:p>
          </table:table-cell>
          <table:table-cell table:style-name="ce2" office:value-type="float" office:value="539461.21875">
            <text:p>539461</text:p>
          </table:table-cell>
          <table:table-cell table:style-name="ce2" office:value-type="float" office:value="483812.71875">
            <text:p>483813</text:p>
          </table:table-cell>
          <table:table-cell table:style-name="ce2" office:value-type="float" office:value="470601.61328125">
            <text:p>470602</text:p>
          </table:table-cell>
          <table:table-cell table:number-columns-repeated="1017"/>
        </table:table-row>
        <table:table-row table:style-name="ro1">
          <table:table-cell office:value-type="string">
            <text:p><text:s text:c="8"/>Re-read </text:p>
          </table:table-cell>
          <table:table-cell table:style-name="ce2" office:value-type="float" office:value="1747520.75">
            <text:p>1747521</text:p>
          </table:table-cell>
          <table:table-cell table:style-name="ce2" office:value-type="float" office:value="1788711.21875">
            <text:p>1788711</text:p>
          </table:table-cell>
          <table:table-cell table:style-name="ce2" office:value-type="float" office:value="1876289.8125">
            <text:p>1876290</text:p>
          </table:table-cell>
          <table:table-cell table:style-name="ce2" office:value-type="float" office:value="540815.40625">
            <text:p>540815</text:p>
          </table:table-cell>
          <table:table-cell table:style-name="ce2" office:value-type="float" office:value="487671.71875">
            <text:p>487672</text:p>
          </table:table-cell>
          <table:table-cell table:style-name="ce2" office:value-type="float" office:value="473391.45703125">
            <text:p>473391</text:p>
          </table:table-cell>
          <table:table-cell table:number-columns-repeated="1017"/>
        </table:table-row>
        <table:table-row table:style-name="ro1">
          <table:table-cell office:value-type="string">
            <text:p><text:s text:c="4"/>Random read </text:p>
          </table:table-cell>
          <table:table-cell table:style-name="ce2" office:value-type="float" office:value="1497054.4375">
            <text:p>1497054</text:p>
          </table:table-cell>
          <table:table-cell table:style-name="ce2" office:value-type="float" office:value="1540977.1875">
            <text:p>1540977</text:p>
          </table:table-cell>
          <table:table-cell table:style-name="ce2" office:value-type="float" office:value="1527392.0625">
            <text:p>1527392</text:p>
          </table:table-cell>
          <table:table-cell table:style-name="ce2" office:value-type="float" office:value="513188.546875">
            <text:p>513189</text:p>
          </table:table-cell>
          <table:table-cell table:style-name="ce2" office:value-type="float" office:value="460530.6328125">
            <text:p>460531</text:p>
          </table:table-cell>
          <table:table-cell table:style-name="ce2" office:value-type="float" office:value="443998.26953125">
            <text:p>443998</text:p>
          </table:table-cell>
          <table:table-cell table:number-columns-repeated="1017"/>
        </table:table-row>
        <table:table-row table:style-name="ro1">
          <table:table-cell office:value-type="string">
            <text:p><text:s/>Mixed workload </text:p>
          </table:table-cell>
          <table:table-cell table:style-name="ce2" office:value-type="float" office:value="1352632.75">
            <text:p>1352633</text:p>
          </table:table-cell>
          <table:table-cell table:style-name="ce2" office:value-type="float" office:value="1282918.828125">
            <text:p>1282919</text:p>
          </table:table-cell>
          <table:table-cell table:style-name="ce2" office:value-type="float" office:value="1384392.0625">
            <text:p>1384392</text:p>
          </table:table-cell>
          <table:table-cell table:style-name="ce2" office:value-type="float" office:value="553059.140625">
            <text:p>553059</text:p>
          </table:table-cell>
          <table:table-cell table:style-name="ce2" office:value-type="float" office:value="483351.3125">
            <text:p>483351</text:p>
          </table:table-cell>
          <table:table-cell table:style-name="ce2" office:value-type="float" office:value="416790.01171875">
            <text:p>416790</text:p>
          </table:table-cell>
          <table:table-cell table:number-columns-repeated="1017"/>
        </table:table-row>
        <table:table-row table:style-name="ro1">
          <table:table-cell office:value-type="string">
            <text:p><text:s text:c="3"/>Random write </text:p>
          </table:table-cell>
          <table:table-cell table:style-name="ce2" office:value-type="float" office:value="1058569.09375">
            <text:p>1058569</text:p>
          </table:table-cell>
          <table:table-cell table:style-name="ce2" office:value-type="float" office:value="1067087.46875">
            <text:p>1067087</text:p>
          </table:table-cell>
          <table:table-cell table:style-name="ce2" office:value-type="float" office:value="1065398.2421875">
            <text:p>1065398</text:p>
          </table:table-cell>
          <table:table-cell table:style-name="ce2" office:value-type="float" office:value="556096.46875">
            <text:p>556096</text:p>
          </table:table-cell>
          <table:table-cell table:style-name="ce2" office:value-type="float" office:value="518779.328125">
            <text:p>518779</text:p>
          </table:table-cell>
          <table:table-cell table:style-name="ce2" office:value-type="float" office:value="422292.44921875">
            <text:p>422292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08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Bots</meta:initial-creator>
    <meta:creation-date>2012-11-01T00:43:28</meta:creation-date>
    <dc:date>2012-11-07T08:37:17</dc:date>
    <dc:creator>Jane Bots</dc:creator>
    <meta:editing-duration>PT23M22S</meta:editing-duration>
    <meta:editing-cycles>2</meta:editing-cycles>
    <meta:generator>LibreOffice/3.4$Linux LibreOffice_project/340m1$Build-602</meta:generator>
    <meta:document-statistic meta:table-count="3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cm" svg:y="2.956cm" style:legend-expansion="high" chart:style-name="ch2"/>
        <chart:plot-area chart:style-name="ch3" table:cell-range-address="Sheet1.A15:Sheet1.G21 Sheet1.B14:Sheet1.G14" chart:data-source-has-labels="both" svg:x="0.77cm" svg:y="0.855cm" svg:width="12.671cm" svg:height="7.545cm">
          <chartooo:coordinate-region svg:x="2.317cm" svg:y="1.054cm" svg:width="10.592cm" svg:height="6.301cm"/>
          <chart:axis chart:dimension="x" chart:name="primary-x" chart:style-name="ch4" chartooo:axis-type="auto">
            <chartooo:date-scale/>
            <chart:categories table:cell-range-address="Sheet1.A15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21" chart:label-cell-address="Sheet1.B14:Sheet1.B14" chart:class="chart:bar">
            <chart:data-point chart:repeated="7"/>
          </chart:series>
          <chart:series chart:style-name="ch8" chart:values-cell-range-address="Sheet1.C15:Sheet1.C21" chart:label-cell-address="Sheet1.C14:Sheet1.C14" chart:class="chart:bar">
            <chart:data-point chart:repeated="7"/>
          </chart:series>
          <chart:series chart:style-name="ch9" chart:values-cell-range-address="Sheet1.D15:Sheet1.D21" chart:label-cell-address="Sheet1.D14:Sheet1.D14" chart:class="chart:bar">
            <chart:data-point chart:repeated="7"/>
          </chart:series>
          <chart:series chart:style-name="ch10" chart:values-cell-range-address="Sheet1.E15:Sheet1.E21" chart:label-cell-address="Sheet1.E14:Sheet1.E14" chart:class="chart:bar">
            <chart:data-point chart:repeated="7"/>
          </chart:series>
          <chart:series chart:style-name="ch11" chart:values-cell-range-address="Sheet1.F15:Sheet1.F21" chart:label-cell-address="Sheet1.F14:Sheet1.F14" chart:class="chart:bar">
            <chart:data-point chart:repeated="7"/>
          </chart:series>
          <chart:series chart:style-name="ch12" chart:values-cell-range-address="Sheet1.G15:Sheet1.G21" chart:label-cell-address="Sheet1.G14:Sheet1.G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2</text:p>
                <draw:g>
                  <svg:desc>Sheet1.B14:Sheet1.B14</svg:desc>
                </draw:g>
              </table:table-cell>
              <table:table-cell office:value-type="string">
                <text:p>Sync4</text:p>
                <draw:g>
                  <svg:desc>Sheet1.C14:Sheet1.C14</svg:desc>
                </draw:g>
              </table:table-cell>
              <table:table-cell office:value-type="string">
                <text:p>Sync8</text:p>
                <draw:g>
                  <svg:desc>Sheet1.D14:Sheet1.D14</svg:desc>
                </draw:g>
              </table:table-cell>
              <table:table-cell office:value-type="string">
                <text:p>Async2</text:p>
                <draw:g>
                  <svg:desc>Sheet1.E14:Sheet1.E14</svg:desc>
                </draw:g>
              </table:table-cell>
              <table:table-cell office:value-type="string">
                <text:p>Async4</text:p>
                <draw:g>
                  <svg:desc>Sheet1.F14:Sheet1.F14</svg:desc>
                </draw:g>
              </table:table-cell>
              <table:table-cell office:value-type="string">
                <text:p>Async8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Initial write </text:p>
                <draw:g>
                  <svg:desc>Sheet1.A15:Sheet1.A21</svg:desc>
                </draw:g>
              </table:table-cell>
              <table:table-cell office:value-type="float" office:value="514429.609375">
                <text:p>514429.609375</text:p>
                <draw:g>
                  <svg:desc>Sheet1.B15:Sheet1.B21</svg:desc>
                </draw:g>
              </table:table-cell>
              <table:table-cell office:value-type="float" office:value="507649.4375">
                <text:p>507649.4375</text:p>
                <draw:g>
                  <svg:desc>Sheet1.C15:Sheet1.C21</svg:desc>
                </draw:g>
              </table:table-cell>
              <table:table-cell office:value-type="float" office:value="472959.765625">
                <text:p>472959.765625</text:p>
                <draw:g>
                  <svg:desc>Sheet1.D15:Sheet1.D21</svg:desc>
                </draw:g>
              </table:table-cell>
              <table:table-cell office:value-type="float" office:value="353643.109375">
                <text:p>353643.109375</text:p>
                <draw:g>
                  <svg:desc>Sheet1.E15:Sheet1.E21</svg:desc>
                </draw:g>
              </table:table-cell>
              <table:table-cell office:value-type="float" office:value="305491.1484375">
                <text:p>305491.1484375</text:p>
                <draw:g>
                  <svg:desc>Sheet1.F15:Sheet1.F21</svg:desc>
                </draw:g>
              </table:table-cell>
              <table:table-cell office:value-type="float" office:value="297469.49609375">
                <text:p>297469.49609375</text:p>
                <draw:g>
                  <svg:desc>Sheet1.G15:Sheet1.G21</svg:desc>
                </draw:g>
              </table:table-cell>
            </table:table-row>
            <table:table-row>
              <table:table-cell office:value-type="string">
                <text:p>        Rewrite </text:p>
              </table:table-cell>
              <table:table-cell office:value-type="float" office:value="1174976.46875">
                <text:p>1174976.46875</text:p>
              </table:table-cell>
              <table:table-cell office:value-type="float" office:value="1189773.46875">
                <text:p>1189773.46875</text:p>
              </table:table-cell>
              <table:table-cell office:value-type="float" office:value="1275462.0859375">
                <text:p>1275462.0859375</text:p>
              </table:table-cell>
              <table:table-cell office:value-type="float" office:value="585548.3125">
                <text:p>585548.3125</text:p>
              </table:table-cell>
              <table:table-cell office:value-type="float" office:value="555713.515625">
                <text:p>555713.515625</text:p>
              </table:table-cell>
              <table:table-cell office:value-type="float" office:value="452427.00390625">
                <text:p>452427.00390625</text:p>
              </table:table-cell>
            </table:table-row>
            <table:table-row>
              <table:table-cell office:value-type="string">
                <text:p>           Read </text:p>
              </table:table-cell>
              <table:table-cell office:value-type="float" office:value="1765434.3125">
                <text:p>1765434.3125</text:p>
              </table:table-cell>
              <table:table-cell office:value-type="float" office:value="1786586.15625">
                <text:p>1786586.15625</text:p>
              </table:table-cell>
              <table:table-cell office:value-type="float" office:value="1877555.34375">
                <text:p>1877555.34375</text:p>
              </table:table-cell>
              <table:table-cell office:value-type="float" office:value="539461.21875">
                <text:p>539461.21875</text:p>
              </table:table-cell>
              <table:table-cell office:value-type="float" office:value="483812.71875">
                <text:p>483812.71875</text:p>
              </table:table-cell>
              <table:table-cell office:value-type="float" office:value="470601.61328125">
                <text:p>470601.61328125</text:p>
              </table:table-cell>
            </table:table-row>
            <table:table-row>
              <table:table-cell office:value-type="string">
                <text:p>        Re-read </text:p>
              </table:table-cell>
              <table:table-cell office:value-type="float" office:value="1747520.75">
                <text:p>1747520.75</text:p>
              </table:table-cell>
              <table:table-cell office:value-type="float" office:value="1788711.21875">
                <text:p>1788711.21875</text:p>
              </table:table-cell>
              <table:table-cell office:value-type="float" office:value="1876289.8125">
                <text:p>1876289.8125</text:p>
              </table:table-cell>
              <table:table-cell office:value-type="float" office:value="540815.40625">
                <text:p>540815.40625</text:p>
              </table:table-cell>
              <table:table-cell office:value-type="float" office:value="487671.71875">
                <text:p>487671.71875</text:p>
              </table:table-cell>
              <table:table-cell office:value-type="float" office:value="473391.45703125">
                <text:p>473391.45703125</text:p>
              </table:table-cell>
            </table:table-row>
            <table:table-row>
              <table:table-cell office:value-type="string">
                <text:p>    Random read </text:p>
              </table:table-cell>
              <table:table-cell office:value-type="float" office:value="1497054.4375">
                <text:p>1497054.4375</text:p>
              </table:table-cell>
              <table:table-cell office:value-type="float" office:value="1540977.1875">
                <text:p>1540977.1875</text:p>
              </table:table-cell>
              <table:table-cell office:value-type="float" office:value="1527392.0625">
                <text:p>1527392.0625</text:p>
              </table:table-cell>
              <table:table-cell office:value-type="float" office:value="513188.546875">
                <text:p>513188.546875</text:p>
              </table:table-cell>
              <table:table-cell office:value-type="float" office:value="460530.6328125">
                <text:p>460530.6328125</text:p>
              </table:table-cell>
              <table:table-cell office:value-type="float" office:value="443998.26953125">
                <text:p>443998.26953125</text:p>
              </table:table-cell>
            </table:table-row>
            <table:table-row>
              <table:table-cell office:value-type="string">
                <text:p> Mixed workload </text:p>
              </table:table-cell>
              <table:table-cell office:value-type="float" office:value="1352632.75">
                <text:p>1352632.75</text:p>
              </table:table-cell>
              <table:table-cell office:value-type="float" office:value="1282918.828125">
                <text:p>1282918.828125</text:p>
              </table:table-cell>
              <table:table-cell office:value-type="float" office:value="1384392.0625">
                <text:p>1384392.0625</text:p>
              </table:table-cell>
              <table:table-cell office:value-type="float" office:value="553059.140625">
                <text:p>553059.140625</text:p>
              </table:table-cell>
              <table:table-cell office:value-type="float" office:value="483351.3125">
                <text:p>483351.3125</text:p>
              </table:table-cell>
              <table:table-cell office:value-type="float" office:value="416790.01171875">
                <text:p>416790.01171875</text:p>
              </table:table-cell>
            </table:table-row>
            <table:table-row>
              <table:table-cell office:value-type="string">
                <text:p>   Random write </text:p>
              </table:table-cell>
              <table:table-cell office:value-type="float" office:value="1058569.09375">
                <text:p>1058569.09375</text:p>
              </table:table-cell>
              <table:table-cell office:value-type="float" office:value="1067087.46875">
                <text:p>1067087.46875</text:p>
              </table:table-cell>
              <table:table-cell office:value-type="float" office:value="1065398.2421875">
                <text:p>1065398.2421875</text:p>
              </table:table-cell>
              <table:table-cell office:value-type="float" office:value="556096.46875">
                <text:p>556096.46875</text:p>
              </table:table-cell>
              <table:table-cell office:value-type="float" office:value="518779.328125">
                <text:p>518779.328125</text:p>
              </table:table-cell>
              <table:table-cell office:value-type="float" office:value="422292.44921875">
                <text:p>422292.44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